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e207a" officeooo:paragraph-rsid="000e207a"/>
    </style:style>
    <style:style style:name="P2" style:family="paragraph" style:parent-style-name="Standard">
      <style:text-properties officeooo:rsid="000ff9e4" officeooo:paragraph-rsid="000ff9e4"/>
    </style:style>
    <style:style style:name="P3" style:family="paragraph">
      <loext:graphic-properties draw:fill-color="#ffffff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ff6600"/>
    </style:style>
    <style:style style:name="P6" style:family="paragraph">
      <loext:graphic-properties draw:fill-color="#ff3333"/>
    </style:style>
    <style:style style:name="P7" style:family="paragraph">
      <loext:graphic-properties draw:fill-color="#ffcc00"/>
    </style:style>
    <style:style style:name="T1" style:family="text">
      <style:text-properties officeooo:rsid="000ff9e4"/>
    </style:style>
    <style:style style:name="gr1" style:family="graphic">
      <style:graphic-properties draw:fill-color="#ffffff" draw:textarea-horizontal-align="justify" draw:textarea-vertical-align="middle" draw:auto-grow-height="false" fo:min-height="20.92cm" fo:min-width="15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23cm" fo:min-width="2.7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6600" draw:textarea-horizontal-align="justify" draw:textarea-vertical-align="middle" draw:auto-grow-height="false" fo:min-height="11.476cm" fo:min-width="8.2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3333" draw:textarea-horizontal-align="justify" draw:textarea-vertical-align="middle" draw:auto-grow-height="false" fo:min-height="2.478cm" fo:min-width="7.9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cc00" draw:textarea-horizontal-align="justify" draw:textarea-vertical-align="middle" draw:auto-grow-height="false" fo:min-height="4.41cm" fo:min-width="3.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stian Alexander Archila Chaclán </text:p>
      <text:p text:style-name="P1"><draw:line text:anchor-type="paragraph" draw:z-index="2" draw:name="Forma2" draw:style-name="gr2" draw:text-style-name="P4" svg:x1="-0.656cm" svg:y1="24.068cm" svg:x2="-0.614cm" svg:y2="3.321cm"><text:p/></draw:line>Carné 1508416</text:p>
      <text:p text:style-name="P1"/>
      <text:p text:style-name="P1"/>
      <text:p text:style-name="P1"><text:span text:style-name="T1"><text:tab/><text:tab/><text:tab/><text:tab/><text:tab/><text:tab/><text:tab/><text:tab/><text:tab/><text:tab/>3.25 mts</text:span></text:p>
      <text:p text:style-name="P1"><draw:line text:anchor-type="paragraph" draw:z-index="1" draw:name="Forma2" draw:style-name="gr2" draw:text-style-name="P4" svg:x1="16.773cm" svg:y1="0.303cm" svg:x2="1.277cm" svg:y2="0.303cm"><text:p/></draw:line></text:p>
      <text:p text:style-name="P1"/>
      <text:p text:style-name="P1"><draw:custom-shape text:anchor-type="paragraph" draw:z-index="0" draw:name="Forma1" draw:style-name="gr1" draw:text-style-name="P3" svg:width="15.414cm" svg:height="20.92cm" svg:x="1.319cm" svg:y="0.291cm"><text:p/><draw:enhanced-geometry svg:viewBox="0 0 21600 21600" draw:type="rectangle" draw:enhanced-path="M 0 0 L 21600 0 21600 21600 0 21600 0 0 Z N"/></draw:custom-shape><draw:custom-shape text:anchor-type="paragraph" draw:z-index="3" draw:name="Forma3" draw:style-name="gr3" svg:width="2.731cm" svg:height="0.424cm" svg:x="2.536cm" svg:y="0.291cm"><text:p>Puerta</text:p><draw:enhanced-geometry svg:viewBox="0 0 21600 21600" draw:type="rectangle" draw:enhanced-path="M 0 0 L 21600 0 21600 21600 0 21600 0 0 Z N"/></draw:custom-shape><draw:custom-shape text:anchor-type="paragraph" draw:z-index="5" draw:name="Forma5" draw:style-name="gr5" draw:text-style-name="P6" svg:width="7.982cm" svg:height="2.479cm" svg:x="6.735cm" svg:y="0.291cm"><text:p><text:tab/><text:tab/> <text:s text:c="15"/>Televisión 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" draw:name="Forma6" draw:style-name="gr6" draw:text-style-name="P7" svg:width="3.781cm" svg:height="4.41cm" svg:x="12.952cm" svg:y="0.238cm"><text:p><text:s text:c="5"/>Computadora 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4" draw:name="Forma4" draw:style-name="gr4" draw:text-style-name="P5" svg:width="8.275cm" svg:height="11.477cm" svg:x="5.138cm" svg:y="0.485cm"><text:p><text:tab/><text:tab/><text:tab/> <text:s text:c="6"/>Cama</text:p><draw:enhanced-geometry svg:viewBox="0 0 21600 21600" draw:type="rectangle" draw:enhanced-path="M 0 0 L 21600 0 21600 21600 0 21600 0 0 Z N"/></draw:custom-shape></text:p>
      <text:p text:style-name="P2">5.5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WenQuanYi Zen Hei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WenQuanYi Zen Hei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5:02:03.537242799</meta:creation-date>
    <dc:date>2019-02-08T15:22:31.438470423</dc:date>
    <meta:editing-duration>PT4S</meta:editing-duration>
    <meta:editing-cycles>1</meta:editing-cycles>
    <meta:document-statistic meta:table-count="0" meta:image-count="0" meta:object-count="0" meta:page-count="1" meta:paragraph-count="4" meta:word-count="9" meta:character-count="70" meta:non-whitespace-character-count="54"/>
    <meta:generator>LibreOffice/5.2.7.2$Linux_X86_64 LibreOffice_project/20m0$Build-2</meta:generator>
  </office:meta>
</office:document-meta>
</file>